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pl" fo:country="PL" fo:font-weight="normal" officeooo:rsid="000877df" officeooo:paragraph-rsid="0007aee1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fo:font-weight="bold" officeooo:rsid="000877df" officeooo:paragraph-rsid="0007aee1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language="pl" fo:country="PL" fo:font-weight="bold" officeooo:rsid="0007aee1" officeooo:paragraph-rsid="0007aee1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77df" officeooo:paragraph-rsid="0007aee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7aee1" officeooo:paragraph-rsid="0007aee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47b9" officeooo:paragraph-rsid="000847b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47b9" officeooo:paragraph-rsid="000950c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bold" officeooo:rsid="0007aee1" officeooo:paragraph-rsid="0007aee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fo:font-weight="bold" officeooo:rsid="000847b9" officeooo:paragraph-rsid="000847b9" style:font-size-asian="12.25pt" style:font-weight-asian="bold" style:font-size-complex="14pt" style:font-weight-complex="bold"/>
    </style:style>
    <style:style style:name="T1" style:family="text">
      <style:text-properties fo:font-size="16pt" fo:font-weight="bold" officeooo:rsid="0007aee1" style:font-size-asian="14pt" style:font-weight-asian="bold" style:font-size-complex="16pt" style:font-weight-complex="bold"/>
    </style:style>
    <style:style style:name="T2" style:family="text">
      <style:text-properties officeooo:rsid="000875f6"/>
    </style:style>
    <style:style style:name="T3" style:family="text">
      <style:text-properties officeooo:rsid="00095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cja końcowa</text:p>
      <text:p text:style-name="P3">Techniczna</text:p>
      <text:p text:style-name="P1">Piotr Karaś, Adam Buczek</text:p>
      <text:p text:style-name="P1"/>
      <text:p text:style-name="P4"><text:tab/><text:span text:style-name="T1">Plan testów</text:span></text:p>
      <text:p text:style-name="P8">Co zostało przetestowane:</text:p>
      <text:p text:style-name="P5">* wyszukiwanie wykładowcy po nazwisku</text:p>
      <text:p text:style-name="P5">* wyszukiwanie wykładowcy po nazwisku i imieniu</text:p>
      <text:p text:style-name="P5">* wyszukiwanie kolumny, w której znajduje się prowadzący</text:p>
      <text:p text:style-name="P5">* sumowanie komórek znajdujących się w jednej kolumnie (jeden prowadzący)</text:p>
      <text:p text:style-name="P5"/>
      <text:p text:style-name="P9">Co może jeszcze zostać przetestowane:</text:p>
      <text:p text:style-name="P6">* logowanie</text:p>
      <text:p text:style-name="P6">* resetowanie hasła – wysyłanie e-maila</text:p>
      <text:p text:style-name="P6">* resetowanie hasła – zmiana hasła za pomocą linku aktywacyjnego</text:p>
      <text:p text:style-name="P6">* <text:span text:style-name="T2">poprawne zapamiętywanie komórek, gdzie są informacje</text:span></text:p>
      <text:p text:style-name="P6">* <text:span text:style-name="T3">wczytywanie zestawu zaznaczonych komórek przy wybieraniu interesujących nas informacji</text:span></text:p>
      <text:p text:style-name="P7">* <text:span text:style-name="T3">zapisywanie zestawu zaznaczonych komórek przy wybieraniu interesujących nas informacji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3S</meta:editing-duration>
    <meta:editing-cycles>8</meta:editing-cycles>
    <meta:generator>LibreOffice/5.3.4.2$Windows_X86_64 LibreOffice_project/f82d347ccc0be322489bf7da61d7e4ad13fe2ff3</meta:generator>
    <dc:date>2018-05-10T10:13:50.895000000</dc:date>
    <meta:document-statistic meta:table-count="0" meta:image-count="0" meta:object-count="0" meta:page-count="1" meta:paragraph-count="16" meta:word-count="90" meta:character-count="685" meta:non-whitespace-character-count="608"/>
    <meta:user-defined meta:name="Info 1"/>
    <meta:user-defined meta:name="Info 2"/>
    <meta:user-defined meta:name="Info 3"/>
    <meta:user-defined meta:name="Info 4"/>
  </office:meta>
</office:document-meta>
</file>